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5.0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date-style style:name="N10036" number:language="uk" number:country="UA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037" number:language="uk" number:country="UA" number:automatic-order="true">
      <number:day number:style="long"/>
      <number:text>.</number:text>
      <number:month number:style="long"/>
      <number:text>.</number:text>
      <number:year/>
    </number:date-style>
    <number:text-style style:name="N10100" number:language="uk" number:country="UA">
      <number:text-content/>
    </number:text-style>
    <style:style style:name="ce2" style:family="table-cell" style:parent-style-name="Default" style:data-style-name="N10100">
      <style:table-cell-properties style:text-align-source="fix" style:repeat-content="false" fo:wrap-option="no-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9" style:family="table-cell" style:parent-style-name="Default" style:data-style-name="N10100">
      <style:table-cell-properties style:text-align-source="fix" style:repeat-content="false" fo:wrap-option="no-wrap"/>
      <style:paragraph-properties fo:text-align="start"/>
      <style:text-properties style:font-name="FreeSans1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 fo:wrap-option="no-wrap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37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4" style:family="table-cell" style:parent-style-name="Default" style:data-style-name="N100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6" style:family="table-cell" style:parent-style-name="Default" style:data-style-name="N10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22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8" style:family="table-cell" style:parent-style-name="Default" style:data-style-name="N10100">
      <style:table-cell-properties style:vertical-align="middle"/>
      <style:text-properties style:font-name="FreeSans1" fo:font-size="11pt" style:font-size-asian="11pt" style:font-size-complex="11pt"/>
    </style:style>
    <style:style style:name="ce20" style:family="table-cell" style:parent-style-name="Default" style:data-style-name="N10100">
      <style:table-cell-properties fo:background-color="transparent" style:vertical-align="middle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10100"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24" style:family="table-cell" style:parent-style-name="Default" style:data-style-name="N122"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2" office:value-type="string" calcext:value-type="string">
            <text:p>Стаття</text:p>
          </table:table-cell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Сума</text:p>
          </table:table-cell>
          <table:table-cell table:style-name="ce11" office:value-type="string" calcext:value-type="string">
            <text:p>Квитанція</text:p>
          </table:table-cell>
          <table:table-cell table:style-name="ce23" office:value-type="string" calcext:value-type="string">
            <text:p>Аванс</text:p>
          </table:table-cell>
          <table:table-cell table:style-name="ce23" office:value-type="string" calcext:value-type="string">
            <text:p>Залишок</text:p>
          </table:table-cell>
          <table:table-cell table:style-name="ce23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table:style-name="ce9" office:value-type="string" calcext:value-type="string">
            <text:p>Руйнування старої хати екскаватором</text:p>
          </table:table-cell>
          <table:table-cell table:style-name="ce12" office:value-type="date" office:date-value="2022-10-29" calcext:value-type="date">
            <text:p>29.10.22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Вивіз залишків старої хати (16 ходок)</text:p>
          </table:table-cell>
          <table:table-cell table:style-name="ce14" office:value-type="date" office:date-value="2022-10-30" calcext:value-type="date">
            <text:p>30.10.2022</text:p>
          </table:table-cell>
          <table:table-cell table:style-name="ce16" office:value-type="currency" office:currency="UAH" office:value="9600" calcext:value-type="currency">
            <text:p>9 6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грузка залишків старої хати екскаватором</text:p>
          </table:table-cell>
          <table:table-cell table:style-name="ce14" office:value-type="date" office:date-value="2022-10-30" calcext:value-type="date">
            <text:p>30.10.2022</text:p>
          </table:table-cell>
          <table:table-cell table:style-name="ce16" office:value-type="currency" office:currency="UAH" office:value="8000" calcext:value-type="currency">
            <text:p>8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иття траншеї під фундамент екскаватором</text:p>
          </table:table-cell>
          <table:table-cell table:style-name="ce14" office:value-type="date" office:date-value="2022-10-31" calcext:value-type="date">
            <text:p>31.10.2022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, в’язальний дріт</text:p>
          </table:table-cell>
          <table:table-cell table:style-name="ce14" office:value-type="date" office:date-value="2022-10-31" calcext:value-type="date">
            <text:p>31.10.2022</text:p>
          </table:table-cell>
          <table:table-cell table:style-name="ce16" office:value-type="currency" office:currency="UAH" office:value="26772" calcext:value-type="currency">
            <text:p>26 77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борка старої хати (ручна робота)</text:p>
          </table:table-cell>
          <table:table-cell table:style-name="ce14" office:value-type="date" office:date-value="2022-11-04" calcext:value-type="date">
            <text:p>04.11.2022</text:p>
          </table:table-cell>
          <table:table-cell table:style-name="ce16" office:value-type="currency" office:currency="UAH" office:value="29000" calcext:value-type="currency">
            <text:p>29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руги відрізні, дріт в’язальний</text:p>
          </table:table-cell>
          <table:table-cell table:style-name="ce14" office:value-type="date" office:date-value="2022-11-01" calcext:value-type="date">
            <text:p>01.11.2022</text:p>
          </table:table-cell>
          <table:table-cell table:style-name="ce16" office:value-type="currency" office:currency="UAH" office:value="633" calcext:value-type="currency">
            <text:p>63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02" calcext:value-type="date">
            <text:p>02.11.2022</text:p>
          </table:table-cell>
          <table:table-cell table:style-name="ce16" office:value-type="currency" office:currency="UAH" office:value="484" calcext:value-type="currency">
            <text:p>484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скотч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table:formula="of:=156+162" office:value-type="currency" office:currency="UAH" office:value="318" calcext:value-type="currency">
            <text:p>318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26 м3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office:value-type="currency" office:currency="UAH" office:value="81293.3" calcext:value-type="currency">
            <text:p>81 29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екскаватора по перевозці бетону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office:value-type="currency" office:currency="UAH" office:value="3500" calcext:value-type="currency">
            <text:p>3 500 грн.</text:p>
          </table:table-cell>
          <table:table-cell table:style-name="ce20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5" calcext:value-type="date">
            <text:p>05.11.2022</text:p>
          </table:table-cell>
          <table:table-cell table:style-name="ce16" office:value-type="currency" office:currency="UAH" office:value="1025" calcext:value-type="currency">
            <text:p>1 0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ерево для опалубки</text:p>
          </table:table-cell>
          <table:table-cell table:style-name="ce14" office:value-type="date" office:date-value="2022-11-05" calcext:value-type="date">
            <text:p>05.11.2022</text:p>
          </table:table-cell>
          <table:table-cell table:style-name="ce16" office:value-type="currency" office:currency="UAH" office:value="10500" calcext:value-type="currency">
            <text:p>10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7" calcext:value-type="date">
            <text:p>07.11.2022</text:p>
          </table:table-cell>
          <table:table-cell table:style-name="ce16" office:value-type="currency" office:currency="UAH" office:value="650" calcext:value-type="currency">
            <text:p>65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8" calcext:value-type="date">
            <text:p>08.11.2022</text:p>
          </table:table-cell>
          <table:table-cell table:style-name="ce16" office:value-type="currency" office:currency="UAH" office:value="325" calcext:value-type="currency">
            <text:p>3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11,5 м3</text:p>
          </table:table-cell>
          <table:table-cell table:style-name="ce14" office:value-type="date" office:date-value="2022-11-09" calcext:value-type="date">
            <text:p>09.11.2022</text:p>
          </table:table-cell>
          <table:table-cell table:style-name="ce16" office:value-type="currency" office:currency="UAH" office:value="38752.4" calcext:value-type="currency">
            <text:p>38 7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65" calcext:value-type="currency">
            <text:p>36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15" calcext:value-type="currency">
            <text:p>31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85" calcext:value-type="currency">
            <text:p>8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учна робота при ритті траншеї під фундамент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5000" calcext:value-type="currency">
            <text:p>5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26 м3 бетону разом із армуванням 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9000" calcext:value-type="currency">
            <text:p>39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Щебень 4,1 + доставка</text:p>
          </table:table-cell>
          <table:table-cell table:style-name="ce14" office:value-type="date" office:date-value="2022-11-12" calcext:value-type="date">
            <text:p>12.11.2022</text:p>
          </table:table-cell>
          <table:table-cell table:style-name="ce16" office:value-type="currency" office:currency="UAH" office:value="4100" calcext:value-type="currency">
            <text:p>4 1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для плити в Металолдінгу</text:p>
          </table:table-cell>
          <table:table-cell table:style-name="ce14" office:value-type="date" office:date-value="2022-11-18" calcext:value-type="date">
            <text:p>18.11.2022</text:p>
          </table:table-cell>
          <table:table-cell table:style-name="ce16" table:formula="of:=71375.81" office:value-type="currency" office:currency="UAH" office:value="71375.81" calcext:value-type="currency">
            <text:p>71 37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ставка арматури</text:p>
          </table:table-cell>
          <table:table-cell table:style-name="ce14" office:value-type="date" office:date-value="2022-11-21" calcext:value-type="date">
            <text:p>21.11.2022</text:p>
          </table:table-cell>
          <table:table-cell table:style-name="ce16" office:value-type="currency" office:currency="UAH" office:value="6500" calcext:value-type="currency">
            <text:p>6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аналізаційні та поліетиленові труби</text:p>
          </table:table-cell>
          <table:table-cell table:style-name="ce14" office:value-type="date" office:date-value="2022-11-21" calcext:value-type="date">
            <text:p>21.11.2022</text:p>
          </table:table-cell>
          <table:table-cell table:style-name="ce16" office:value-type="currency" office:currency="UAH" office:value="3173" calcext:value-type="currency">
            <text:p>3 17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ліетиленова труба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649" calcext:value-type="currency">
            <text:p>649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аналізаційні труби, залушки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466" calcext:value-type="currency">
            <text:p>46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оронка для бетону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ліетиленова труба</text:p>
          </table:table-cell>
          <table:table-cell table:style-name="ce14" office:value-type="date" office:date-value="2022-11-23" calcext:value-type="date">
            <text:p>23.11.2022</text:p>
          </table:table-cell>
          <table:table-cell table:style-name="ce16" office:value-type="currency" office:currency="UAH" office:value="252" calcext:value-type="currency">
            <text:p>2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становка опалубки, заливці 12 м3 бетону</text:p>
          </table:table-cell>
          <table:table-cell table:style-name="ce14" office:value-type="date" office:date-value="2022-11-26" calcext:value-type="date">
            <text:p>26.11.2022</text:p>
          </table:table-cell>
          <table:table-cell table:style-name="ce16" office:value-type="currency" office:currency="UAH" office:value="41500" calcext:value-type="currency">
            <text:p>41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, 79 т</text:p>
          </table:table-cell>
          <table:table-cell table:style-name="ce14" office:value-type="date" office:date-value="2022-12-01" calcext:value-type="date">
            <text:p>01.12.2022</text:p>
          </table:table-cell>
          <table:table-cell table:style-name="ce16" office:value-type="currency" office:currency="UAH" office:value="36100" calcext:value-type="currency">
            <text:p>36 1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, 4,7 т</text:p>
          </table:table-cell>
          <table:table-cell table:style-name="ce14" office:value-type="date" office:date-value="2022-12-02" calcext:value-type="date">
            <text:p>02.12.2022</text:p>
          </table:table-cell>
          <table:table-cell table:style-name="ce16" office:value-type="currency" office:currency="UAH" office:value="2500" calcext:value-type="currency">
            <text:p>2 5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борка опалубки, вивоз землі</text:p>
          </table:table-cell>
          <table:table-cell table:style-name="ce14" office:value-type="date" office:date-value="2022-12-02" calcext:value-type="date">
            <text:p>02.12.2022</text:p>
          </table:table-cell>
          <table:table-cell table:style-name="ce16" office:value-type="currency" office:currency="UAH" office:value="20000" calcext:value-type="currency">
            <text:p>20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плівка ПЕ, саморізи, леза</text:p>
          </table:table-cell>
          <table:table-cell table:style-name="ce14" office:value-type="date" office:date-value="2022-12-06" calcext:value-type="date">
            <text:p>06.12.2022</text:p>
          </table:table-cell>
          <table:table-cell table:style-name="ce16" office:value-type="currency" office:currency="UAH" office:value="2682" calcext:value-type="currency">
            <text:p>2 68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лопата, рукавиці</text:p>
          </table:table-cell>
          <table:table-cell table:style-name="ce14" office:value-type="date" office:date-value="2022-12-08" calcext:value-type="date">
            <text:p>08.12.2022</text:p>
          </table:table-cell>
          <table:table-cell table:style-name="ce16" office:value-type="currency" office:currency="UAH" office:value="752" calcext:value-type="currency">
            <text:p>7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2-13" calcext:value-type="date">
            <text:p>13.12.2022</text:p>
          </table:table-cell>
          <table:table-cell table:style-name="ce16" office:value-type="currency" office:currency="UAH" office:value="880" calcext:value-type="currency">
            <text:p>88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труб, підсипка піску, опалубка</text:p>
          </table:table-cell>
          <table:table-cell table:style-name="ce14" office:value-type="date" office:date-value="2022-12-13" calcext:value-type="date">
            <text:p>13.12.2022</text:p>
          </table:table-cell>
          <table:table-cell table:style-name="ce16" office:value-type="currency" office:currency="UAH" office:value="39400" calcext:value-type="currency">
            <text:p>39 4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2-12" calcext:value-type="date">
            <text:p>12.12.2022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34 м3</text:p>
          </table:table-cell>
          <table:table-cell table:style-name="ce14" office:value-type="date" office:date-value="2022-12-19" calcext:value-type="date">
            <text:p>19.12.2022</text:p>
          </table:table-cell>
          <table:table-cell table:style-name="ce16" office:value-type="currency" office:currency="UAH" office:value="114703.22" calcext:value-type="currency">
            <text:p>114 70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34 м3 бетону разом із армуванням </text:p>
          </table:table-cell>
          <table:table-cell table:style-name="ce14" office:value-type="date" office:date-value="2022-12-20" calcext:value-type="date">
            <text:p>20.12.2022</text:p>
          </table:table-cell>
          <table:table-cell table:style-name="ce16" office:value-type="currency" office:currency="UAH" office:value="59500" calcext:value-type="currency">
            <text:p>59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ереборка і перенесення залишків цегли</text:p>
          </table:table-cell>
          <table:table-cell table:style-name="ce14" office:value-type="date" office:date-value="2023-04-04" calcext:value-type="date">
            <text:p>04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Лицювальна цегла 13424 шт</text:p>
          </table:table-cell>
          <table:table-cell table:style-name="ce14" office:value-type="date" office:date-value="2023-04-05" calcext:value-type="date">
            <text:p>05.04.2023</text:p>
          </table:table-cell>
          <table:table-cell table:style-name="ce16" office:value-type="currency" office:currency="UAH" office:value="199346.4" calcext:value-type="currency">
            <text:p>199 34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2500" calcext:value-type="currency">
            <text:p>2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трактор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3000" calcext:value-type="currency">
            <text:p>3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лізобетонні плит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166494.24" calcext:value-type="currency">
            <text:p>166 494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Червона цегла, 18 палет</text:p>
          </table:table-cell>
          <table:table-cell table:style-name="ce14" office:value-type="date" office:date-value="2023-04-11" calcext:value-type="date">
            <text:p>11.04.2023</text:p>
          </table:table-cell>
          <table:table-cell table:style-name="ce16" office:value-type="currency" office:currency="UAH" office:value="104886" calcext:value-type="currency">
            <text:p>104 88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азоблок Стоунлайт, 20 палет</text:p>
          </table:table-cell>
          <table:table-cell table:style-name="ce14" office:value-type="date" office:date-value="2023-04-13" calcext:value-type="date">
            <text:p>13.04.2023</text:p>
          </table:table-cell>
          <table:table-cell table:style-name="ce16" office:value-type="currency" office:currency="UAH" office:value="136000" calcext:value-type="currency">
            <text:p>136 0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газоблоку</text:p>
          </table:table-cell>
          <table:table-cell table:style-name="ce14" office:value-type="date" office:date-value="2023-04-13" calcext:value-type="date">
            <text:p>13.04.2023</text:p>
          </table:table-cell>
          <table:table-cell table:style-name="ce16" office:value-type="currency" office:currency="UAH" office:value="500" calcext:value-type="currency">
            <text:p>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, клей, арматура та інше в Молотку</text:p>
          </table:table-cell>
          <table:table-cell table:style-name="ce14" office:value-type="date" office:date-value="2023-04-14" calcext:value-type="date">
            <text:p>14.04.2023</text:p>
          </table:table-cell>
          <table:table-cell table:style-name="ce16" office:value-type="currency" office:currency="UAH" office:value="53496" calcext:value-type="currency">
            <text:p>53 49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цементу, клею</text:p>
          </table:table-cell>
          <table:table-cell table:style-name="ce14" office:value-type="date" office:date-value="2023-04-19" calcext:value-type="date">
            <text:p>19.04.2023</text:p>
          </table:table-cell>
          <table:table-cell table:style-name="ce16" office:value-type="currency" office:currency="UAH" office:value="1200" calcext:value-type="currency">
            <text:p>1 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екскаватора по розвант. черв. цегли</text:p>
          </table:table-cell>
          <table:table-cell table:style-name="ce14" office:value-type="date" office:date-value="2023-04-21" calcext:value-type="date">
            <text:p>21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черв. цегли</text:p>
          </table:table-cell>
          <table:table-cell table:style-name="ce14" office:value-type="date" office:date-value="2023-04-21" calcext:value-type="date">
            <text:p>21.04.2023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 на перегр. газоблоку</text:p>
          </table:table-cell>
          <table:table-cell table:style-name="ce14" office:value-type="date" office:date-value="2023-04-24" calcext:value-type="date">
            <text:p>24.04.2023</text:p>
          </table:table-cell>
          <table:table-cell table:style-name="ce16" office:value-type="currency" office:currency="UAH" office:value="3500" calcext:value-type="currency">
            <text:p>3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перегр. газоблоку</text:p>
          </table:table-cell>
          <table:table-cell table:style-name="ce14" office:value-type="date" office:date-value="2023-04-24" calcext:value-type="date">
            <text:p>24.04.2023</text:p>
          </table:table-cell>
          <table:table-cell table:style-name="ce16" office:value-type="currency" office:currency="UAH" office:value="1200" calcext:value-type="currency">
            <text:p>1 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кар'єрний, 5,14 т</text:p>
          </table:table-cell>
          <table:table-cell table:style-name="ce14" office:value-type="date" office:date-value="2023-04-25" calcext:value-type="date">
            <text:p>25.04.2023</text:p>
          </table:table-cell>
          <table:table-cell table:style-name="ce16" office:value-type="currency" office:currency="UAH" office:value="2700" calcext:value-type="currency">
            <text:p>2 7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иск для цегли, нитки</text:p>
          </table:table-cell>
          <table:table-cell table:style-name="ce14" office:value-type="date" office:date-value="2023-04-25" calcext:value-type="date">
            <text:p>25.04.2023</text:p>
          </table:table-cell>
          <table:table-cell table:style-name="ce16" office:value-type="currency" office:currency="UAH" office:value="525" calcext:value-type="currency">
            <text:p>5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кар'єрний, 7,76 т</text:p>
          </table:table-cell>
          <table:table-cell table:style-name="ce14" office:value-type="date" office:date-value="2023-04-26" calcext:value-type="date">
            <text:p>26.04.2023</text:p>
          </table:table-cell>
          <table:table-cell table:style-name="ce16" office:value-type="currency" office:currency="UAH" office:value="3600" calcext:value-type="currency">
            <text:p>3 6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вяхи 100, 70, в'язальний дріт</text:p>
          </table:table-cell>
          <table:table-cell table:style-name="ce14" office:value-type="date" office:date-value="2023-04-29" calcext:value-type="date">
            <text:p>29.04.2023</text:p>
          </table:table-cell>
          <table:table-cell table:style-name="ce16" office:value-type="currency" office:currency="UAH" office:value="1140" calcext:value-type="currency">
            <text:p>1 14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⌀16 мм, 24м</text:p>
          </table:table-cell>
          <table:table-cell table:style-name="ce14" office:value-type="date" office:date-value="2023-04-29" calcext:value-type="date">
            <text:p>29.04.2023</text:p>
          </table:table-cell>
          <table:table-cell table:style-name="ce16" office:value-type="currency" office:currency="UAH" office:value="1541.04" calcext:value-type="currency">
            <text:p>1 541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 table:number-rows-repeated="9">
          <table:table-cell table:style-name="ce9"/>
          <table:table-cell table:style-name="ce14"/>
          <table:table-cell table:style-name="ce16"/>
          <table:table-cell table:style-name="ce21"/>
          <table:table-cell table:style-name="ce24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64])" office:value-type="currency" office:currency="UAH" office:value="1356379.41" calcext:value-type="currency">
            <text:p>1,356,379 грн.</text:p>
          </table:table-cell>
          <table:table-cell table:number-columns-repeated="1019"/>
        </table:table-row>
        <table:table-row table:style-name="ro2" table:number-rows-repeated="104850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2" number:title="User-defined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2P0"/>
    </number:currency-style>
    <number:currency-style style:name="N10108P0" style:volatile="true" number:language="uk" number:country="UA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108" number:language="uk" number:country="UA"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30">00/00/0000</text:date>, <text:time style:data-style-name="N2" text:time-value="02:03:31.848968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3-04-30T02:16:20.846205152</dc:date>
    <dc:creator>Віталій Євтушенко</dc:creator>
    <meta:editing-duration>PT5H39M55S</meta:editing-duration>
    <meta:editing-cycles>79</meta:editing-cycles>
    <meta:document-statistic meta:table-count="1" meta:cell-count="249" meta:object-count="0"/>
  </office:meta>
</office:document-meta>
</file>